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1E6E00000A427D78B452.svm" manifest:media-type=""/>
  <manifest:file-entry manifest:full-path="Pictures/10000000000002B1000002A75E08E963.jpg" manifest:media-type=""/>
  <manifest:file-entry manifest:full-path="Pictures/10000200000001DC00000227954EB93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Standard">
      <style:table-properties style:width="16.282cm" fo:margin-left="-0.208cm" style:page-number="auto" table:align="left" style:writing-mode="lr-tb"/>
    </style:style>
    <style:style style:name="Tabla1.A" style:family="table-column">
      <style:table-column-properties style:column-width="13.192cm"/>
    </style:style>
    <style:style style:name="Tabla1.B" style:family="table-column">
      <style:table-column-properties style:column-width="3.09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P1" style:family="paragraph" style:parent-style-name="Header">
      <style:paragraph-properties fo:margin-top="0.12cm" fo:margin-bottom="0cm" style:contextual-spacing="false"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style:font-size-asian="12pt"/>
    </style:style>
    <style:style style:name="P2" style:family="paragraph" style:parent-style-name="Header">
      <style:paragraph-properties fo:margin-top="0.12cm" fo:margin-bottom="0cm" style:contextual-spacing="false"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font-weight="bold" style:font-size-asian="12pt" style:font-weight-asian="bold"/>
    </style:style>
    <style:style style:name="P3" style:family="paragraph" style:parent-style-name="Header">
      <style:paragraph-properties fo:margin-top="0.12cm" fo:margin-bottom="0cm" style:contextual-spacing="false" fo:line-height="0.247cm" fo:text-align="end" style:justify-single-wor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4" style:family="paragraph" style:parent-style-name="Header">
      <style:paragraph-properties fo:margin-top="0.22cm" fo:margin-bottom="0cm" style:contextual-spacing="false"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5" style:family="paragraph" style:parent-style-name="Header">
      <style:paragraph-properties fo:margin-top="0.22cm" fo:margin-bottom="0cm" style:contextual-spacing="false" fo:line-height="0.247cm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6" style:family="paragraph" style:parent-style-name="Header">
      <style:paragraph-properties fo:line-height="0.247cm" fo:text-align="end" style:justify-single-wor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7" style:family="paragraph" style:parent-style-name="Header">
      <style:paragraph-properties fo:line-height="0.247cm" fo:text-align="end" style:justify-single-word="false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8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top="0.176cm" fo:margin-bottom="0.176cm" style:contextual-spacing="false" fo:text-align="justify" style:justify-single-word="false" style:snap-to-layout-grid="false"/>
    </style:style>
    <style:style style:name="P11" style:family="paragraph" style:parent-style-name="Text_20_body">
      <style:paragraph-properties fo:margin-top="0.176cm" fo:margin-bottom="0.176cm" style:contextual-spacing="false">
        <style:tab-stops>
          <style:tab-stop style:position="1.27cm"/>
        </style:tab-stops>
      </style:paragraph-properties>
      <style:text-properties style:font-name="Arial1" fo:font-size="10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.176cm" fo:margin-bottom="0.176cm" style:contextual-spacing="false">
        <style:tab-stops>
          <style:tab-stop style:position="1.27cm"/>
        </style:tab-stops>
      </style:paragraph-properties>
      <style:text-properties style:font-name="Arial1" fo:font-size="10pt" fo:font-weight="bold" officeooo:paragraph-rsid="000b330c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top="0.176cm" fo:margin-bottom="0.176cm" style:contextual-spacing="false">
        <style:tab-stops>
          <style:tab-stop style:position="1.27cm"/>
        </style:tab-stops>
      </style:paragraph-properties>
      <style:text-properties style:font-name="Arial" fo:font-size="10pt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.176cm" fo:margin-bottom="0.176cm" style:contextual-spacing="false" fo:text-align="start" style:justify-single-word="false">
        <style:tab-stops>
          <style:tab-stop style:position="1.27cm"/>
        </style:tab-stops>
      </style:paragraph-properties>
      <style:text-properties style:font-name="Arial" fo:font-size="10pt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.176cm" fo:margin-bottom="0.176cm" style:contextual-spacing="false" fo:text-align="start" style:justify-single-word="false">
        <style:tab-stops>
          <style:tab-stop style:position="1.27cm"/>
        </style:tab-stops>
      </style:paragraph-properties>
      <style:text-properties style:font-name="Arial" fo:font-size="10pt" fo:font-weight="normal" officeooo:paragraph-rsid="000b330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 fo:padding-left="0cm" fo:padding-right="0cm" fo:padding-top="0.035cm" fo:padding-bottom="0.035cm" fo:border-left="none" fo:border-right="none" fo:border-top="0.51pt solid #000000" fo:border-bottom="0.51pt solid #000000"/>
    </style:style>
    <style:style style:name="P17" style:family="paragraph" style:parent-style-name="Standard">
      <style:paragraph-properties fo:text-align="center" style:justify-single-word="false" fo:padding-left="0cm" fo:padding-right="0cm" fo:padding-top="0.035cm" fo:padding-bottom="0.035cm" fo:border-left="none" fo:border-right="none" fo:border-top="0.51pt solid #000000" fo:border-bottom="0.51pt solid #000000"/>
      <style:text-properties fo:font-style="normal" fo:font-weight="bold" style:font-style-asian="normal" style:font-weight-asian="bold" style:font-style-complex="normal" style:font-weight-complex="bold"/>
    </style:style>
    <style:style style:name="P18" style:family="paragraph" style:parent-style-name="Text_20_body">
      <style:paragraph-properties fo:margin-top="0cm" fo:margin-bottom="0cm" style:contextual-spacing="false">
        <style:tab-stops>
          <style:tab-stop style:position="1.27cm"/>
        </style:tab-stops>
      </style:paragraph-properties>
      <style:text-properties style:font-name="Arial1" fo:font-size="10pt" fo:font-weight="bold" style:font-size-asian="12pt" style:font-weight-asian="bold" style:font-size-complex="12pt" style:font-weight-complex="bold"/>
    </style:style>
    <style:style style:name="P19" style:family="paragraph" style:parent-style-name="Header">
      <style:paragraph-properties style:snap-to-layout-grid="false">
        <style:tab-stops/>
      </style:paragraph-properties>
      <style:text-properties fo:font-size="8pt" fo:font-style="italic" fo:background-color="transparent" style:font-size-asian="8pt" style:font-style-asian="italic" style:font-size-complex="8pt"/>
    </style:style>
    <style:style style:name="P20" style:family="paragraph" style:parent-style-name="Header">
      <style:paragraph-properties fo:text-align="end" style:justify-single-word="false" style:snap-to-layout-grid="false">
        <style:tab-stops/>
      </style:paragraph-properties>
      <style:text-properties fo:font-size="8pt" fo:font-style="italic" fo:background-color="transparent" style:font-size-asian="8pt" style:font-style-asian="italic" style:font-size-complex="8pt"/>
    </style:style>
    <style:style style:name="P21" style:family="paragraph" style:parent-style-name="Text_20_body" style:list-style-name="L1">
      <style:paragraph-properties fo:margin-top="0cm" fo:margin-bottom="0cm" style:contextual-spacing="false">
        <style:tab-stops>
          <style:tab-stop style:position="1.27cm"/>
        </style:tab-stops>
      </style:paragraph-properties>
      <style:text-properties fo:font-variant="normal" fo:text-transform="none" fo:color="#000000" style:font-name="sans-serif" fo:font-size="9.75pt" fo:letter-spacing="normal" fo:font-style="normal" fo:font-weight="normal" style:font-size-asian="12pt" style:font-weight-asian="normal" style:font-size-complex="12pt" style:font-weight-complex="normal"/>
    </style:style>
    <style:style style:name="P22" style:family="paragraph" style:parent-style-name="Text_20_body" style:list-style-name="L1">
      <style:paragraph-properties fo:margin-top="0cm" fo:margin-bottom="0cm" style:contextual-spacing="false" style:line-height-at-least="0.503cm"/>
      <style:text-properties fo:font-variant="normal" fo:text-transform="none" fo:color="#000000" style:font-name="sans-serif" fo:font-size="9.75pt" fo:letter-spacing="normal" fo:font-style="normal" fo:font-weight="normal"/>
    </style:style>
    <style:style style:name="P23" style:family="paragraph" style:parent-style-name="Text_20_body" style:list-style-name="L2">
      <style:paragraph-properties fo:margin-top="0.176cm" fo:margin-bottom="0.176cm" style:contextual-spacing="false" fo:text-align="start" style:justify-single-word="false">
        <style:tab-stops>
          <style:tab-stop style:position="1.27cm"/>
        </style:tab-stops>
      </style:paragraph-properties>
      <style:text-properties style:font-name="Arial" fo:font-size="10pt" fo:font-weight="normal" officeooo:rsid="000f6110" officeooo:paragraph-rsid="000f6110" style:font-size-asian="12pt" style:font-weight-asian="normal" style:font-size-complex="12pt" style:font-weight-complex="normal"/>
    </style:style>
    <style:style style:name="P24" style:family="paragraph" style:parent-style-name="Text_20_body" style:list-style-name="L2">
      <style:paragraph-properties fo:margin-top="0.176cm" fo:margin-bottom="0.176cm" style:contextual-spacing="false" fo:text-align="start" style:justify-single-word="false">
        <style:tab-stops>
          <style:tab-stop style:position="1.27cm"/>
        </style:tab-stops>
      </style:paragraph-properties>
      <style:text-properties style:font-name="Arial" fo:font-size="10pt" fo:font-weight="normal" officeooo:rsid="000fa36c" officeooo:paragraph-rsid="000fa36c" style:font-size-asian="12pt" style:font-weight-asian="normal" style:font-size-complex="12pt" style:font-weight-complex="normal"/>
    </style:style>
    <style:style style:name="P25" style:family="paragraph" style:parent-style-name="Text_20_body" style:list-style-name="L2">
      <style:paragraph-properties fo:margin-top="0.176cm" fo:margin-bottom="0.176cm" style:contextual-spacing="false" fo:text-align="start" style:justify-single-word="false">
        <style:tab-stops>
          <style:tab-stop style:position="1.27cm"/>
        </style:tab-stops>
      </style:paragraph-properties>
      <style:text-properties style:font-name="Arial" fo:font-size="10pt" fo:font-weight="normal" officeooo:rsid="0010d91c" officeooo:paragraph-rsid="0010d91c" style:font-size-asian="12pt" style:font-weight-asian="normal" style:font-size-complex="12pt" style:font-weight-complex="normal"/>
    </style:style>
    <style:style style:name="T1" style:family="text">
      <style:text-properties fo:font-size="8pt" fo:font-style="italic" fo:background-color="#ffff00" style:font-size-asian="8pt" style:font-style-asian="italic" style:font-size-complex="8pt"/>
    </style:style>
    <style:style style:name="T2" style:family="text">
      <style:text-properties fo:font-size="8pt" fo:font-style="italic" style:font-size-asian="8pt" style:font-style-asian="italic" style:font-size-complex="8pt"/>
    </style:style>
    <style:style style:name="T3" style:family="text">
      <style:text-properties fo:font-size="8pt" fo:font-style="italic" fo:background-color="transparent" style:font-size-asian="8pt" style:font-style-asian="italic" style:font-size-complex="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0b330c"/>
    </style:style>
    <style:style style:name="T7" style:family="text">
      <style:text-properties officeooo:rsid="000d213f"/>
    </style:style>
    <style:style style:name="T8" style:family="text">
      <style:text-properties officeooo:rsid="000eb310"/>
    </style:style>
    <style:style style:name="T9" style:family="text">
      <style:text-properties officeooo:rsid="0010d91c"/>
    </style:style>
    <style:style style:name="T10" style:family="text">
      <style:text-properties officeooo:rsid="0011a287"/>
    </style:style>
    <style:style style:name="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1.268cm, 2.307cm, 0.958cm, 1.427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>Nom: <text:s/></text:p>
          </table:table-cell>
          <table:table-cell table:style-name="Tabla1.B1" table:number-rows-spanned="2" office:value-type="string">
            <text:p text:style-name="P10">Nota:</text:p>
          </table:table-cell>
        </table:table-row>
        <table:table-row table:style-name="Tabla1.1">
          <table:table-cell table:style-name="Tabla1.A2" office:value-type="string">
            <text:p text:style-name="P10">Data: </text:p>
          </table:table-cell>
          <table:covered-table-cell/>
        </table:table-row>
      </table:table>
      <text:p text:style-name="P9"/>
      <text:p text:style-name="P17">Prova escrita UF2. Xpath, XSL, XQuery</text:p>
      <text:p text:style-name="P17"/>
      <text:p text:style-name="P16"><text:span text:style-name="T4">- </text:span><text:span text:style-name="T5">Responeu les preguntes posant el codi corresponent.</text:span></text:p>
      <text:p text:style-name="P11"/>
      <text:p text:style-name="P11">Pregunta 1 (<text:span text:style-name="T7">4</text:span> punts)</text:p>
      <text:p text:style-name="P13">Donat el fitxer “institut.xml” que trobareu al Moodle, se us demanen les següents consultes Xpath:</text:p>
      <text:list xml:id="list414758985242481758" text:style-name="L1">
        <text:list-item>
          <text:p text:style-name="P21">Quins són els noms dels professors?</text:p>
        </text:list-item>
        <text:list-item>
          <text:p text:style-name="P22">Quants alumnes tenim?</text:p>
        </text:list-item>
        <text:list-item>
          <text:p text:style-name="P22">Quants professors tenim?</text:p>
        </text:list-item>
        <text:list-item>
          <text:p text:style-name="P22">Quins alumnes estan matriculats durant l'any 2010?</text:p>
        </text:list-item>
        <text:list-item>
          <text:p text:style-name="P22">Quins alumnes fan l'assignatura d'XML?</text:p>
        </text:list-item>
        <text:list-item>
          <text:p text:style-name="P22">Quins alumnes fan 2 assignatures?</text:p>
        </text:list-item>
        <text:list-item>
          <text:p text:style-name="P22">Quin és el nom del professor d'XML?</text:p>
        </text:list-item>
        <text:list-item>
          <text:p text:style-name="P22">Quines assignatures fan els alumnes que es diuen "Federicu Pi"?</text:p>
        </text:list-item>
        <text:list-item>
          <text:p text:style-name="P22">Alumnes que el seu nom comença per "F"</text:p>
        </text:list-item>
        <text:list-item>
          <text:p text:style-name="P22">Quina assignatura fa el professor que es diu de cognom "Perdut"?</text:p>
        </text:list-item>
      </text:list>
      <text:p text:style-name="P18"/>
      <text:p text:style-name="P11">Pregunta 2 (<text:span text:style-name="T7">3</text:span> punts)</text:p>
      <text:p text:style-name="P13">Donat el fitxer “institut.xml” que trobareu al Moodle, apliqueu la plantilla XSLT adient per tal de veure una taula amb el nom dels professors i les assignatures que imparteixen:</text:p>
      <text:p text:style-name="P13"/>
      <text:p text:style-name="P14"><draw:frame draw:style-name="fr3" draw:name="gráficos3" text:anchor-type="paragraph" svg:x="-0.056cm" svg:y="0.101cm" svg:width="7.489cm" svg:height="2.521cm" draw:z-index="4"><draw:image xlink:href="Pictures/2000000900001E6E00000A427D78B452.svm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2"><text:soft-page-break/>Pregunta <text:span text:style-name="T6">3</text:span> (<text:span text:style-name="T7">3</text:span> punts)</text:p>
      <text:p text:style-name="P15">Donat el fitxer “<text:span text:style-name="T8">assignatures</text:span>.xml” que trobareu al Moodle, <text:span text:style-name="T8">afegiu-lo a la base de dades BaseX</text:span> <text:span text:style-name="T8">i apliqueu les expressions FLWOR adients, per tal de fer les següents consultes X</text:span><text:span text:style-name="T9">Q</text:span><text:span text:style-name="T8">uery:</text:span></text:p>
      <text:list xml:id="list941288939193273453" text:style-name="L2">
        <text:list-item>
          <text:p text:style-name="P23">Quines assignatures s'imparteixen a l'aula 24?</text:p>
        </text:list-item>
        <text:list-item>
          <text:p text:style-name="P24">Extreu el nom de les assignatures que tenen més de 50 hores.</text:p>
        </text:list-item>
        <text:list-item>
          <text:p text:style-name="P24">Extreu el nom de les assignatures que funcionen per crèdit</text:p>
        </text:list-item>
        <text:list-item>
          <text:p text:style-name="P25">Quantes assignatures imparteix el professor Antoni Rubio?</text:p>
        </text:list-item>
        <text:list-item>
          <text:p text:style-name="P25">Quantes assignatures imparteix el professor Juan Luis Corral?</text:p>
        </text:list-item>
        <text:list-item>
          <text:p text:style-name="P25">Data d'inici de les assignatur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size="11pt" fo:language="ca" fo:country="ES" style:font-name-asian="Times New Roman" style:font-size-asian="11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imes New Roman" fo:font-size="12pt" style:font-size-asian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Times New Roman" fo:font-size="12pt" fo:language="es" fo:country="ES" style:font-name-asian="Arial Unicode MS" style:font-size-asian="12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style:font-name="Times New Roman" fo:font-size="12pt" style:font-size-asian="12pt" style:font-size-complex="12pt" fo:hyphenate="false" fo:hyphenation-remain-char-count="2" fo:hyphenation-push-char-count="2"/>
    </style:style>
    <style:style style:name="Texto_20_comentario" style:display-name="Texto comentario" style:family="paragraph" style:parent-style-name="Standard">
      <style:text-properties fo:font-size="10pt" style:font-size-asian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o_20_independiente_20_2" style:display-name="Texto independiente 2" style:family="paragraph" style:parent-style-name="Standard">
      <style:paragraph-properties fo:margin-top="0.176cm" fo:margin-bottom="0.176cm" style:contextual-spacing="false" fo:text-align="justify" style:justify-single-word="fals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8Num3z0" style:family="text">
      <style:text-properties style:font-name="Wingdings" fo:font-size="9pt" style:font-size-asian="9pt" style:font-name-complex="StarSymbol" style:font-size-complex="9pt"/>
    </style:style>
    <style:style style:name="WW8Num3z1" style:family="text">
      <style:text-properties style:font-name="Symbol" fo:font-size="9pt" style:font-size-asian="9pt" style:font-name-complex="StarSymbol" style:font-size-complex="9pt"/>
    </style:style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Symbol" fo:font-size="9pt" style:font-size-asian="9pt" style:font-name-complex="StarSymbol" style:font-size-complex="9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6.247cm" fo:margin-left="-0.191cm" table:align="left" style:writing-mode="lr-tb"/>
    </style:style>
    <style:style style:name="Tabla5.A" style:family="table-column">
      <style:table-column-properties style:column-width="8.692cm"/>
    </style:style>
    <style:style style:name="Tabla5.B" style:family="table-column">
      <style:table-column-properties style:column-width="7.555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" style:family="table">
      <style:table-properties style:width="16.247cm" fo:margin-left="-0.191cm" table:align="left" style:writing-mode="lr-tb"/>
    </style:style>
    <style:style style:name="Tabla4.A" style:family="table-column">
      <style:table-column-properties style:column-width="6.692cm"/>
    </style:style>
    <style:style style:name="Tabla4.B" style:family="table-column">
      <style:table-column-properties style:column-width="6.75cm"/>
    </style:style>
    <style:style style:name="Tabla4.C" style:family="table-column">
      <style:table-column-properties style:column-width="2.805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4.A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fo:margin-top="0.12cm" fo:margin-bottom="0cm" style:contextual-spacing="false"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style:font-size-asian="12pt"/>
    </style:style>
    <style:style style:name="MP2" style:family="paragraph" style:parent-style-name="Header">
      <style:paragraph-properties fo:margin-top="0.12cm" fo:margin-bottom="0cm" style:contextual-spacing="false"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font-weight="bold" style:font-size-asian="12pt" style:font-weight-asian="bold"/>
    </style:style>
    <style:style style:name="MP3" style:family="paragraph" style:parent-style-name="Header">
      <style:paragraph-properties fo:margin-top="0.22cm" fo:margin-bottom="0cm" style:contextual-spacing="false" fo:line-height="0.247cm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4" style:family="paragraph" style:parent-style-name="Header">
      <style:paragraph-properties fo:margin-top="0.22cm" fo:margin-bottom="0cm" style:contextual-spacing="false"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5" style:family="paragraph" style:parent-style-name="Header">
      <style:paragraph-properties fo:line-height="0.247cm" fo:text-align="end" style:justify-single-word="false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6" style:family="paragraph" style:parent-style-name="Header">
      <style:paragraph-properties fo:line-height="0.247cm" fo:text-align="end" style:justify-single-wor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7" style:family="paragraph" style:parent-style-name="Header">
      <style:paragraph-properties fo:margin-top="0.12cm" fo:margin-bottom="0cm" style:contextual-spacing="false" fo:line-height="0.247cm" fo:text-align="end" style:justify-single-wor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8" style:family="paragraph" style:parent-style-name="Header">
      <style:paragraph-properties style:snap-to-layout-grid="false">
        <style:tab-stops/>
      </style:paragraph-properties>
      <style:text-properties fo:font-size="8pt" fo:font-style="italic" fo:background-color="transparent" style:font-size-asian="8pt" style:font-style-asian="italic" style:font-size-complex="8pt"/>
    </style:style>
    <style:style style:name="M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10" style:family="paragraph" style:parent-style-name="Header">
      <style:paragraph-properties fo:text-align="end" style:justify-single-word="false" style:snap-to-layout-grid="false">
        <style:tab-stops/>
      </style:paragraph-properties>
      <style:text-properties fo:font-size="8pt" fo:font-style="italic" fo:background-color="transparent" style:font-size-asian="8pt" style:font-style-asian="italic" style:font-size-complex="8pt"/>
    </style:style>
    <style:style style:name="MT1" style:family="text">
      <style:text-properties fo:font-size="8pt" fo:font-style="italic" fo:background-color="transparent" style:font-size-asian="8pt" style:font-style-asian="italic" style:font-size-complex="8pt"/>
    </style:style>
    <style:style style:name="MT2" style:family="text">
      <style:text-properties officeooo:rsid="0011a287"/>
    </style:style>
    <style:style style:name="M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1.268cm, 2.307cm, 0.958cm, 1.427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3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0.7cm" fo:margin-left="0cm" fo:margin-right="0cm" fo:margin-top="0.6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001cm" fo:margin-bottom="1.7cm" fo:margin-left="3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char" svg:x="2.05cm" svg:y="0.951cm" svg:width="0.713cm" svg:height="0.818cm" draw:z-index="1"><draw:image xlink:href="Pictures/10000200000001DC00000227954EB930.png" xlink:type="simple" xlink:show="embed" xlink:actuate="onLoad"/></draw:frame><draw:frame draw:style-name="Mfr2" draw:name="gráficos2" text:anchor-type="char" svg:x="14.288cm" svg:y="-0.041cm" svg:width="1.448cm" svg:height="1.588cm" draw:z-index="3"><draw:image xlink:href="Pictures/10000000000002B1000002A75E08E963.jpg" xlink:type="simple" xlink:show="embed" xlink:actuate="onLoad"/><draw:contour-polygon svg:width="18.227cm" svg:height="17.688cm" svg:viewBox="0 0 18227 17688" draw:points="-302,0 -302,17688 18227,17688 18227,0" draw:recreate-on-edit="false"/></draw:frame>Generalitat de Catalunya</text:p>
        <text:p text:style-name="MP1">Departament d’Ensenyament</text:p>
        <text:p text:style-name="MP2">Institut d’Educació Secundària </text:p>
        <text:p text:style-name="MP2">Provençana</text:p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3">Carrer de Sant Pius X, 8</text:p>
              <text:p text:style-name="MP4">08901 L’Hospitalet de Llobregat</text:p>
              <text:p text:style-name="MP4">Tel. 93 338 25 53 </text:p>
              <text:p text:style-name="MP4">Fax 93 337 57 35</text:p>
            </table:table-cell>
            <table:table-cell table:style-name="Tabla5.A1" office:value-type="string">
              <text:p text:style-name="MP5"/>
              <text:p text:style-name="MP6"/>
              <text:p text:style-name="MP7">e-mail: a8019401@xtec.cat</text:p>
              <text:p text:style-name="MP7">web: http://www.ies-provenza</text:p>
            </table:table-cell>
          </table:table-row>
        </table:table>
        <text:p text:style-name="Header"/>
      </style:header>
      <style:footer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8">CFGS DAW</text:p>
            </table:table-cell>
            <table:table-cell table:style-name="Tabla4.A1" office:value-type="string">
              <text:p text:style-name="MP8">Examen UF2. </text:p>
            </table:table-cell>
            <table:table-cell table:style-name="Tabla4.A1" office:value-type="string">
              <text:p text:style-name="MP9"><text:span text:style-name="MT1">Pàg.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1"><text:page-count style:num-format="1">2</text:page-count></text:span></text:span></text:p>
            </table:table-cell>
          </table:table-row>
          <table:table-row table:style-name="Tabla4.1">
            <table:table-cell table:style-name="Tabla4.A2" office:value-type="string">
              <text:p text:style-name="MP8">MP-04 <text:s/>LMSGI</text:p>
            </table:table-cell>
            <table:table-cell table:style-name="Tabla4.A2" office:value-type="string">
              <text:p text:style-name="MP8">Professor: Rafa <text:span text:style-name="MT2">Lluch</text:span></text:p>
            </table:table-cell>
            <table:table-cell table:style-name="Tabla4.A2" office:value-type="string">
              <text:p text:style-name="MP10">Abril 2013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cretaria</meta:initial-creator>
    <meta:creation-date>2009-10-21T00:16:00</meta:creation-date>
    <dc:date>2013-04-16T20:03:08.62</dc:date>
    <meta:print-date>2009-10-16T11:22:00</meta:print-date>
    <meta:editing-cycles>24</meta:editing-cycles>
    <meta:editing-duration>PT1H12M3S</meta:editing-duration>
    <meta:generator>LibreOffice/4.0.1.2$Windows_x86 LibreOffice_project/84102822e3d61eb989ddd325abf1ac077904985</meta:generator>
    <meta:document-statistic meta:table-count="3" meta:image-count="3" meta:object-count="0" meta:page-count="2" meta:paragraph-count="43" meta:word-count="279" meta:character-count="1678" meta:non-whitespace-character-count="1451"/>
    <meta:user-defined meta:name="Información 1"/>
    <meta:user-defined meta:name="Información 2"/>
    <meta:user-defined meta:name="Información 3"/>
    <meta:user-defined meta:name="Información 4"/>
  </office:meta>
</office:document-meta>
</file>